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ankIcon.paintIcon( Component c , Graphics g , int x , in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ineIconFactory.createCloseIc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IconFactory.createExpandIc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LineIconFactory.LineIc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lankIcon.getIcon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IconFactory.createBlankIc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seIcon.paintIcon( Component c , Graphics g , int x , in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oseIcon.getIcon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ankIcon.BlankIcon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seIcon.getIcon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ankIcon.getIcon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IconFactory.createCollapseIc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loseIcon.CloseIcon( int size , int xOffSet , int y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